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2.841cm" svg:y="13.753cm">
            <draw:object draw:notify-on-update-of-ranges="Feuille1.B2:Feuille1.B50 Feuille1.C2:Feuille1.C50 Feuille1.D2:Feuille1.D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librage teste</text:p>
          </table:table-cell>
          <table:table-cell office:value-type="string" calcext:value-type="string">
            <text:p>Numéro calibrage</text:p>
          </table:table-cell>
          <table:table-cell office:value-type="string" calcext:value-type="string">
            <text:p>Parties gagnees</text:p>
          </table:table-cell>
          <table:table-cell office:value-type="string" calcext:value-type="string">
            <text:p>Argent gagne</text:p>
          </table:table-cell>
        </table:table-row>
        <table:table-row table:style-name="ro1">
          <table:table-cell table:style-name="ce1" office:value-type="string" calcext:value-type="string">
            <text:p>15-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15-3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3751" calcext:value-type="float">
            <text:p>-3751</text:p>
          </table:table-cell>
        </table:table-row>
        <table:table-row table:style-name="ro1">
          <table:table-cell office:value-type="string" calcext:value-type="string">
            <text:p>15-4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739" calcext:value-type="float">
            <text:p>-1739</text:p>
          </table:table-cell>
        </table:table-row>
        <table:table-row table:style-name="ro1">
          <table:table-cell office:value-type="string" calcext:value-type="string">
            <text:p>15-6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15-7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1723" calcext:value-type="float">
            <text:p>-1723</text:p>
          </table:table-cell>
        </table:table-row>
        <table:table-row table:style-name="ro1">
          <table:table-cell office:value-type="string" calcext:value-type="string">
            <text:p>15-9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-1463" calcext:value-type="float">
            <text:p>-1463</text:p>
          </table:table-cell>
        </table:table-row>
        <table:table-row table:style-name="ro1">
          <table:table-cell office:value-type="string" calcext:value-type="string">
            <text:p>15-10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30-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-1627" calcext:value-type="float">
            <text:p>-1627</text:p>
          </table:table-cell>
        </table:table-row>
        <table:table-row table:style-name="ro1">
          <table:table-cell office:value-type="string" calcext:value-type="string">
            <text:p>30-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6492" calcext:value-type="float">
            <text:p>-6492</text:p>
          </table:table-cell>
        </table:table-row>
        <table:table-row table:style-name="ro1">
          <table:table-cell office:value-type="string" calcext:value-type="string">
            <text:p>30-4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4449" calcext:value-type="float">
            <text:p>-4449</text:p>
          </table:table-cell>
        </table:table-row>
        <table:table-row table:style-name="ro1">
          <table:table-cell office:value-type="string" calcext:value-type="string">
            <text:p>30-6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30-75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-812" calcext:value-type="float">
            <text:p>-812</text:p>
          </table:table-cell>
        </table:table-row>
        <table:table-row table:style-name="ro1">
          <table:table-cell office:value-type="string" calcext:value-type="string">
            <text:p>30-9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-591" calcext:value-type="float">
            <text:p>-591</text:p>
          </table:table-cell>
        </table:table-row>
        <table:table-row table:style-name="ro1">
          <table:table-cell table:style-name="ce1" office:value-type="string" calcext:value-type="string">
            <text:p>30-1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331" calcext:value-type="float">
            <text:p>2331</text:p>
          </table:table-cell>
        </table:table-row>
        <table:table-row table:style-name="ro1">
          <table:table-cell office:value-type="string" calcext:value-type="string">
            <text:p>45-1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-3722" calcext:value-type="float">
            <text:p>-3722</text:p>
          </table:table-cell>
        </table:table-row>
        <table:table-row table:style-name="ro1">
          <table:table-cell office:value-type="string" calcext:value-type="string">
            <text:p>45-30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-4858" calcext:value-type="float">
            <text:p>-4858</text:p>
          </table:table-cell>
        </table:table-row>
        <table:table-row table:style-name="ro1">
          <table:table-cell office:value-type="string" calcext:value-type="string">
            <text:p>45-45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-4965" calcext:value-type="float">
            <text:p>-4965</text:p>
          </table:table-cell>
        </table:table-row>
        <table:table-row table:style-name="ro1">
          <table:table-cell office:value-type="string" calcext:value-type="string">
            <text:p>45-6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-5328" calcext:value-type="float">
            <text:p>-5328</text:p>
          </table:table-cell>
        </table:table-row>
        <table:table-row table:style-name="ro1">
          <table:table-cell office:value-type="string" calcext:value-type="string">
            <text:p>45-75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-2304" calcext:value-type="float">
            <text:p>-2304</text:p>
          </table:table-cell>
        </table:table-row>
        <table:table-row table:style-name="ro1">
          <table:table-cell table:style-name="ce1" office:value-type="string" calcext:value-type="string">
            <text:p>45-9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45-100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-2622" calcext:value-type="float">
            <text:p>-2622</text:p>
          </table:table-cell>
        </table:table-row>
        <table:table-row table:style-name="ro1">
          <table:table-cell office:value-type="string" calcext:value-type="string">
            <text:p>60-15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-6464" calcext:value-type="float">
            <text:p>-6464</text:p>
          </table:table-cell>
        </table:table-row>
        <table:table-row table:style-name="ro1">
          <table:table-cell office:value-type="string" calcext:value-type="string">
            <text:p>60-3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-6315" calcext:value-type="float">
            <text:p>-6315</text:p>
          </table:table-cell>
        </table:table-row>
        <table:table-row table:style-name="ro1">
          <table:table-cell office:value-type="string" calcext:value-type="string">
            <text:p>60-45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-7061" calcext:value-type="float">
            <text:p>-7061</text:p>
          </table:table-cell>
        </table:table-row>
        <table:table-row table:style-name="ro1">
          <table:table-cell office:value-type="string" calcext:value-type="string">
            <text:p>60-6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-5656" calcext:value-type="float">
            <text:p>-5656</text:p>
          </table:table-cell>
        </table:table-row>
        <table:table-row table:style-name="ro1">
          <table:table-cell office:value-type="string" calcext:value-type="string">
            <text:p>60-75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-3848" calcext:value-type="float">
            <text:p>-3848</text:p>
          </table:table-cell>
        </table:table-row>
        <table:table-row table:style-name="ro1">
          <table:table-cell office:value-type="string" calcext:value-type="string">
            <text:p>60-9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6434" calcext:value-type="float">
            <text:p>-6434</text:p>
          </table:table-cell>
        </table:table-row>
        <table:table-row table:style-name="ro1">
          <table:table-cell office:value-type="string" calcext:value-type="string">
            <text:p>60-10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-2711" calcext:value-type="float">
            <text:p>-2711</text:p>
          </table:table-cell>
        </table:table-row>
        <table:table-row table:style-name="ro1">
          <table:table-cell office:value-type="string" calcext:value-type="string">
            <text:p>75-15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-4303" calcext:value-type="float">
            <text:p>-4303</text:p>
          </table:table-cell>
        </table:table-row>
        <table:table-row table:style-name="ro1">
          <table:table-cell office:value-type="string" calcext:value-type="string">
            <text:p>75-3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-3249" calcext:value-type="float">
            <text:p>-3249</text:p>
          </table:table-cell>
        </table:table-row>
        <table:table-row table:style-name="ro1">
          <table:table-cell office:value-type="string" calcext:value-type="string">
            <text:p>75-45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-5114" calcext:value-type="float">
            <text:p>-5114</text:p>
          </table:table-cell>
        </table:table-row>
        <table:table-row table:style-name="ro1">
          <table:table-cell office:value-type="string" calcext:value-type="string">
            <text:p>75-6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-5232" calcext:value-type="float">
            <text:p>-5232</text:p>
          </table:table-cell>
        </table:table-row>
        <table:table-row table:style-name="ro1">
          <table:table-cell office:value-type="string" calcext:value-type="string">
            <text:p>75-7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-7141" calcext:value-type="float">
            <text:p>-7141</text:p>
          </table:table-cell>
        </table:table-row>
        <table:table-row table:style-name="ro1">
          <table:table-cell office:value-type="string" calcext:value-type="string">
            <text:p>75-90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-526" calcext:value-type="float">
            <text:p>-526</text:p>
          </table:table-cell>
        </table:table-row>
        <table:table-row table:style-name="ro1">
          <table:table-cell office:value-type="string" calcext:value-type="string">
            <text:p>75-10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2061" calcext:value-type="float">
            <text:p>-2061</text:p>
          </table:table-cell>
        </table:table-row>
        <table:table-row table:style-name="ro1">
          <table:table-cell office:value-type="string" calcext:value-type="string">
            <text:p>90-1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-5661" calcext:value-type="float">
            <text:p>-5661</text:p>
          </table:table-cell>
        </table:table-row>
        <table:table-row table:style-name="ro1">
          <table:table-cell office:value-type="string" calcext:value-type="string">
            <text:p>90-3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-4078" calcext:value-type="float">
            <text:p>-4078</text:p>
          </table:table-cell>
        </table:table-row>
        <table:table-row table:style-name="ro1">
          <table:table-cell office:value-type="string" calcext:value-type="string">
            <text:p>90-45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-5109" calcext:value-type="float">
            <text:p>-5109</text:p>
          </table:table-cell>
        </table:table-row>
        <table:table-row table:style-name="ro1">
          <table:table-cell office:value-type="string" calcext:value-type="string">
            <text:p>90-60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-4990" calcext:value-type="float">
            <text:p>-4990</text:p>
          </table:table-cell>
        </table:table-row>
        <table:table-row table:style-name="ro1">
          <table:table-cell office:value-type="string" calcext:value-type="string">
            <text:p>90-7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-4482" calcext:value-type="float">
            <text:p>-4482</text:p>
          </table:table-cell>
        </table:table-row>
        <table:table-row table:style-name="ro1">
          <table:table-cell office:value-type="string" calcext:value-type="string">
            <text:p>90-90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-1261" calcext:value-type="float">
            <text:p>-1261</text:p>
          </table:table-cell>
        </table:table-row>
        <table:table-row table:style-name="ro1">
          <table:table-cell office:value-type="string" calcext:value-type="string">
            <text:p>90-100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-2714" calcext:value-type="float">
            <text:p>-2714</text:p>
          </table:table-cell>
        </table:table-row>
        <table:table-row table:style-name="ro1">
          <table:table-cell office:value-type="string" calcext:value-type="string">
            <text:p>100-1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-8529" calcext:value-type="float">
            <text:p>-8529</text:p>
          </table:table-cell>
        </table:table-row>
        <table:table-row table:style-name="ro1">
          <table:table-cell office:value-type="string" calcext:value-type="string">
            <text:p>100-3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-5454" calcext:value-type="float">
            <text:p>-5454</text:p>
          </table:table-cell>
        </table:table-row>
        <table:table-row table:style-name="ro1">
          <table:table-cell office:value-type="string" calcext:value-type="string">
            <text:p>100-4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-7555" calcext:value-type="float">
            <text:p>-7555</text:p>
          </table:table-cell>
        </table:table-row>
        <table:table-row table:style-name="ro1">
          <table:table-cell office:value-type="string" calcext:value-type="string">
            <text:p>100-60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-4767" calcext:value-type="float">
            <text:p>-4767</text:p>
          </table:table-cell>
        </table:table-row>
        <table:table-row table:style-name="ro1">
          <table:table-cell office:value-type="string" calcext:value-type="string">
            <text:p>100-7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-6499" calcext:value-type="float">
            <text:p>-6499</text:p>
          </table:table-cell>
        </table:table-row>
        <table:table-row table:style-name="ro1">
          <table:table-cell office:value-type="string" calcext:value-type="string">
            <text:p>100-9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-5511" calcext:value-type="float">
            <text:p>-5511</text:p>
          </table:table-cell>
        </table:table-row>
        <table:table-row table:style-name="ro1">
          <table:table-cell office:value-type="string" calcext:value-type="string">
            <text:p>100-100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-2267" calcext:value-type="float">
            <text:p>-2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9T10:13:56.501751903</dc:date>
    <meta:document-statistic meta:table-count="1" meta:cell-count="200" meta:object-count="1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9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 chart:axis-label-position="outside-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7cm" svg:y="3.952cm" style:legend-expansion="high" chart:style-name="ch2"/>
        <chart:plot-area chart:style-name="ch3" table:cell-range-address="Feuille1.B2:Feuille1.D50" chart:data-source-has-labels="column" svg:x="0.32cm" svg:y="0.18cm" svg:width="12.428cm" svg:height="8.64cm">
          <chartooo:coordinate-region svg:x="0.558cm" svg:y="0.38cm" svg:width="11.568cm" svg:height="7.793cm"/>
          <chart:axis chart:dimension="x" chart:name="primary-x" chart:style-name="ch4" chartooo:axis-type="auto">
            <chart:categories table:cell-range-address="Feuille1.B2:Feuille1.B5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Feuille1.C2:Feuille1.C50" chart:class="chart:scatter">
            <chart:domain table:cell-range-address="Feuille1.B2:Feuille1.B50"/>
            <chart:data-point chart:repeated="49"/>
          </chart:series>
          <chart:series chart:attached-axis="primary-y" chart:style-name="ch9" chart:values-cell-range-address="Feuille1.D2:Feuille1.D50" chart:class="chart:scatte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B2:Feuille1.B50</svg:desc>
                </draw:g>
              </table:table-cell>
              <table:table-cell office:value-type="float" office:value="38">
                <text:p>38</text:p>
                <draw:g>
                  <svg:desc>Feuille1.C2:Feuille1.C50</svg:desc>
                </draw:g>
              </table:table-cell>
              <table:table-cell office:value-type="float" office:value="3022">
                <text:p>3022</text:p>
                <draw:g>
                  <svg:desc>Feuille1.D2:Feuille1.D5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-3751">
                <text:p>-375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-6492">
                <text:p>-64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-4449">
                <text:p>-444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-812">
                <text:p>-8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-591">
                <text:p>-59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-3722">
                <text:p>-37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-4858">
                <text:p>-485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-4965">
                <text:p>-496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-5328">
                <text:p>-532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-2304">
                <text:p>-23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-2622">
                <text:p>-262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-6464">
                <text:p>-64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-6315">
                <text:p>-63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-7061">
                <text:p>-706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-5656">
                <text:p>-565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-3848">
                <text:p>-38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-6434">
                <text:p>-643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-2711">
                <text:p>-271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-4303">
                <text:p>-43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-3249">
                <text:p>-324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-5114">
                <text:p>-511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-5232">
                <text:p>-523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3">
                <text:p>53</text:p>
              </table:table-cell>
              <table:table-cell office:value-type="float" office:value="-7141">
                <text:p>-714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-2061">
                <text:p>-206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-5661">
                <text:p>-566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-4078">
                <text:p>-407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-5109">
                <text:p>-51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3">
                <text:p>63</text:p>
              </table:table-cell>
              <table:table-cell office:value-type="float" office:value="-4990">
                <text:p>-49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-4482">
                <text:p>-448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-1261">
                <text:p>-126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-2714">
                <text:p>-271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-8529">
                <text:p>-852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-5454">
                <text:p>-545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7555">
                <text:p>-755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-4767">
                <text:p>-476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-6499">
                <text:p>-649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-5511">
                <text:p>-551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-2267">
                <text:p>-2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